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Roboto" svg:font-family="Roboto"/>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DejaVu Serif" fo:font-style="normal" style:text-underline-style="none" fo:font-weight="bold" officeooo:rsid="00177e0e" officeooo:paragraph-rsid="00177e0e" style:font-style-asian="normal" style:font-weight-asian="bold" style:font-style-complex="normal" style:font-weight-complex="bold"/>
    </style:style>
    <style:style style:name="P2" style:family="paragraph" style:parent-style-name="Text_20_body">
      <style:text-properties style:font-name="DejaVu Serif"/>
    </style:style>
    <style:style style:name="P3" style:family="paragraph" style:parent-style-name="Text_20_body">
      <style:text-properties style:font-name="DejaVu Serif" officeooo:paragraph-rsid="001a0b3d"/>
    </style:style>
    <style:style style:name="P4" style:family="paragraph" style:parent-style-name="Text_20_body">
      <style:text-properties style:font-name="DejaVu Serif" officeooo:paragraph-rsid="0018572c"/>
    </style:style>
    <style:style style:name="T1" style:family="text">
      <style:text-properties officeooo:rsid="00177e0e"/>
    </style:style>
    <style:style style:name="T2" style:family="text">
      <style:text-properties style:font-name="Liberation Serif"/>
    </style:style>
    <style:style style:name="T3" style:family="text">
      <style:text-properties officeooo:rsid="001dd42e"/>
    </style:style>
    <style:style style:name="T4" style:family="text">
      <style:text-properties officeooo:rsid="001ec8af"/>
    </style:style>
    <style:style style:name="T5" style:family="text">
      <style:text-properties style:font-name="DejaVu Serif"/>
    </style:style>
    <style:style style:name="T6" style:family="text">
      <style:text-properties style:font-name="Cantarell"/>
    </style:style>
    <style:style style:name="T7" style:family="text">
      <style:text-properties style:font-name="DejaVu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Hobby</text:p>
      <text:p text:style-name="P2">A hobby is a recreation which brings about personal pleasure and amusement. <text:span text:style-name="T1">I</text:span>t is some interesting pursuit which we adopt as an occupati<text:span text:style-name="T1">o</text:span>n for our free time. It enables a man to find some soothing work which can relax his mind and soul.</text:p>
      <text:p text:style-name="P2">In the present era, a man has to work hard for his survival. He has to put his maximum efforts to face the challenges of life. This physical and mental work not only tires him but also damages his talent. He certainly needs some pleasant activity to lessen this burden of boredom. He should have some free time and favourite activity to ease his troubled feelings. This sort of mental entertainment is called a hobby.</text:p>
      <text:p text:style-name="P2"/>
      <text:p text:style-name="Quotations"><text:span text:style-name="Strong_20_Emphasis"><text:span text:style-name="T5">“ A hobby a day keeps the doldrums away. ” (Phyllis McGinley)</text:span></text:span></text:p>
      <text:p text:style-name="P3">Different people surely have different hobbies. in other words, there are as many hobbies as men. Book reading, gardening, stamp collecting, painting, Swimming, fishing, cooking, photography and many more are adopted by various people in the world. Everyone adopts a hobby according to his own temperament, taste and interest.</text:p>
      <text:p text:style-name="P3"/>
      <text:p text:style-name="P2">Though there are different things I like to do during my free time but the thing that attracts all of my attention is gardening. This hobby of mine is an ultimate source of pleasure and Joy for me.</text:p>
      <text:p text:style-name="P2"/>
      <text:p text:style-name="Quotations"><text:span text:style-name="Strong_20_Emphasis"><text:span text:style-name="T5">“ A thing of beauty is a joy forever,</text:span></text:span><text:span text:style-name="T5"><text:line-break/></text:span><text:span text:style-name="Strong_20_Emphasis"><text:span text:style-name="T5">Its loveliness increases; it will never,</text:span></text:span><text:span text:style-name="T5"><text:line-break/></text:span><text:span text:style-name="Strong_20_Emphasis"><text:span text:style-name="T5">Pass into nothingness. ” (John Keats)</text:span></text:span></text:p>
      <text:p text:style-name="P2">l have made a beautiful garden in the lawn attached to my home. I have grown lush green grass there, vegetables, flowers and trees of different kinds. The fresh look of this garden provides me with fantastic pleasure and peace of mind. The sweet fragrance of these flowers gives me real delight. The <text:span text:style-name="T3">greenery</text:span> of my garden provides freshness, health and happiness. It is surely a great source of aesthetic pleasure.</text:p>
      <text:p text:style-name="Quotations"><text:span text:style-name="Strong_20_Emphasis"><text:span text:style-name="T5">“I will be the gladdest thing</text:span></text:span><text:span text:style-name="T5"><text:line-break/></text:span><text:span text:style-name="Strong_20_Emphasis"><text:span text:style-name="T5">under the sun! </text:span></text:span><text:span text:style-name="T5"><text:line-break/></text:span><text:span text:style-name="Strong_20_Emphasis"><text:span text:style-name="T5">I will touch a hundred flowers </text:span></text:span><text:span text:style-name="T5"><text:line-break/></text:span><text:span text:style-name="Strong_20_Emphasis"><text:span text:style-name="T5">and not pick one.” (Edna St. Vincent) </text:span></text:span></text:p>
      <text:p text:style-name="Text_20_body"><text:soft-page-break/><text:span text:style-name="Strong_20_Emphasis"><text:span text:style-name="T5"/></text:span></text:p>
      <text:p text:style-name="P4">In my garden, there are plenty of flowers lending a beautiful fragrance to the atmosphere. Vegetables have also been sown and reaped from time to time. Anyone who visits my garden cannot help praising it. Whenever l get free time I prefer to stay in my garden, which gives me not only pleasure but also wisdom and knowledge.</text:p>
      <text:p text:style-name="P2">This hobby of mine also makes me thoughtful. These plants and flowers seem to have some relevance to human life. These flowers tell us that beauty is short-lived and so is human life. I have come to know that it costs us nothing to beautify the place where we live. If we spend little time to grow plums and flowers. <text:span text:style-name="T4">W</text:span>e can make our towns and cities beautiful to wipe away ugliness and pollution from our count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Roboto" svg:font-family="Roboto"/>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Roboto" fo:font-size="12pt" fo:language="en" fo:country="non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Roboto" fo:font-size="12pt" fo:language="en" fo:country="non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 fo:font-family="'Liberation Serif'" style:font-family-generic="roman" style:font-pitch="variable"/>
    </style:style>
    <style:style style:name="List" style:family="paragraph" style:parent-style-name="Text_20_body" style:class="list">
      <style:text-properties style:font-name="Roboto" fo:font-family="Roboto"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Roboto" fo:font-family="Roboto"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fo:font-family="Roboto"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30T17:29:38.600786643</meta:creation-date>
    <dc:date>2021-03-08T18:54:18.931131706</dc:date>
    <meta:editing-duration>PT13M2S</meta:editing-duration>
    <meta:editing-cycles>16</meta:editing-cycles>
    <meta:generator>LibreOffice/7.1.1.2$Linux_X86_64 LibreOffice_project/10$Build-2</meta:generator>
    <meta:document-statistic meta:table-count="0" meta:image-count="0" meta:object-count="0" meta:page-count="2" meta:paragraph-count="11" meta:word-count="468" meta:character-count="2628" meta:non-whitespace-character-count="2168"/>
  </office:meta>
</office:document-meta>
</file>